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7d9fd3" loext:opacity="100%" style:font-name="Inter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 llegar, abrió la puerta y sin que la abuelita pudiera hacer nada, se la comió de un bocado. Después se vistió con las ropas de la abuelita y se acostó en la cama a esperar a Caperucita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2:45:47.608000000</meta:creation-date>
    <dc:date>2024-02-26T12:46:11.106000000</dc:date>
    <meta:editing-duration>PT23S</meta:editing-duration>
    <meta:editing-cycles>1</meta:editing-cycles>
    <meta:document-statistic meta:table-count="0" meta:image-count="0" meta:object-count="0" meta:page-count="1" meta:paragraph-count="1" meta:word-count="38" meta:character-count="189" meta:non-whitespace-character-count="151"/>
    <meta:generator>LibreOffice/7.0.6.2$Windows_X86_64 LibreOffice_project/144abb84a525d8e30c9dbbefa69cbbf2d8d4ae3b</meta:generator>
  </office:meta>
</office:document-meta>
</file>